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automatic-styles>
    <style:style style:name="P1" style:family="paragraph" style:parent-style-name="Standard">
      <style:text-properties officeooo:rsid="0001ad0e" officeooo:paragraph-rsid="0001ad0e"/>
    </style:style>
    <style:style style:name="P2" style:family="paragraph" style:parent-style-name="Standard">
      <style:text-properties officeooo:paragraph-rsid="0001ad0e"/>
    </style:style>
    <style:style style:name="P3" style:family="paragraph" style:parent-style-name="Standard">
      <style:text-properties officeooo:rsid="0001ad0e" officeooo:paragraph-rsid="0001ad0e"/>
    </style:style>
    <style:style style:name="P4" style:family="paragraph" style:parent-style-name="Standard">
      <style:text-properties officeooo:rsid="0001ad0e" officeooo:paragraph-rsid="000c1f70"/>
    </style:style>
    <style:style style:name="P5" style:family="paragraph" style:parent-style-name="Standard">
      <style:text-properties fo:color="#d4d4d4" loext:opacity="100%" style:font-name="aakar" fo:font-size="12pt" fo:font-weight="normal" officeooo:rsid="0001ad0e" officeooo:paragraph-rsid="000c1f70" fo:background-color="transparent" style:font-size-asian="12pt" style:font-size-complex="12pt"/>
    </style:style>
    <style:style style:name="P6" style:family="paragraph" style:parent-style-name="Standard">
      <style:paragraph-properties style:line-height-at-least="0.198in"/>
      <style:text-properties fo:color="#d4d4d4" loext:opacity="100%" style:font-name="aakar" fo:font-size="12pt" fo:font-weight="normal" officeooo:rsid="0001ad0e" fo:background-color="transparent" style:font-size-asian="12pt" style:font-size-complex="12pt"/>
    </style:style>
    <style:style style:name="P7" style:family="paragraph" style:parent-style-name="Standard">
      <style:paragraph-properties style:line-height-at-least="0.198in"/>
      <style:text-properties fo:color="#d4d4d4" loext:opacity="100%" style:font-name="aakar" fo:font-size="12pt" fo:font-weight="normal" officeooo:rsid="000c1f70" fo:background-color="transparent" style:font-size-asian="12pt" style:font-size-complex="12pt"/>
    </style:style>
    <style:style style:name="P8" style:family="paragraph" style:parent-style-name="Standard">
      <style:paragraph-properties style:line-height-at-least="0.198in"/>
      <style:text-properties fo:color="#b5cea8" loext:opacity="100%" style:font-name="aakar" fo:font-size="12pt" fo:font-weight="normal" officeooo:rsid="0001ad0e" fo:background-color="transparent" style:font-size-asian="12pt" style:font-size-complex="12pt"/>
    </style:style>
    <style:style style:name="P9" style:family="paragraph" style:parent-style-name="Standard">
      <style:paragraph-properties style:line-height-at-least="0.198in"/>
      <style:text-properties fo:color="#b5cea8" loext:opacity="100%" style:font-name="aakar" fo:font-size="12pt" fo:font-weight="normal" officeooo:rsid="000c1f70" fo:background-color="transparent" style:font-size-asian="12pt" style:font-size-complex="12pt"/>
    </style:style>
    <style:style style:name="P10" style:family="paragraph" style:parent-style-name="Standard">
      <style:paragraph-properties style:line-height-at-least="0.198in"/>
      <style:text-properties fo:color="#ce9178" loext:opacity="100%" style:font-name="aakar" fo:font-size="12pt" fo:font-weight="normal" officeooo:rsid="0001ad0e" fo:background-color="transparent" style:font-size-asian="12pt" style:font-size-complex="12pt"/>
    </style:style>
    <style:style style:name="P11" style:family="paragraph" style:parent-style-name="Standard">
      <style:paragraph-properties style:line-height-at-least="0.198in"/>
      <style:text-properties fo:color="#ce9178" loext:opacity="100%" style:font-name="aakar" fo:font-size="12pt" fo:font-weight="normal" officeooo:rsid="000c1f70" fo:background-color="transparent" style:font-size-asian="12pt" style:font-size-complex="12pt"/>
    </style:style>
    <style:style style:name="P12" style:family="paragraph" style:parent-style-name="Standard">
      <style:text-properties style:font-name="aakar" fo:font-size="12pt" officeooo:rsid="000c1f70" officeooo:paragraph-rsid="000c1f70" style:font-size-asian="12pt" style:font-size-complex="12pt"/>
    </style:style>
    <style:style style:name="T1" style:family="text">
      <style:text-properties officeooo:rsid="00029481"/>
    </style:style>
    <style:style style:name="T2" style:family="text">
      <style:text-properties officeooo:rsid="0004b89d"/>
    </style:style>
    <style:style style:name="T3" style:family="text">
      <style:text-properties officeooo:rsid="00060df0"/>
    </style:style>
    <style:style style:name="T4" style:family="text">
      <style:text-properties officeooo:rsid="000850ab"/>
    </style:style>
    <style:style style:name="T5" style:family="text">
      <style:text-properties officeooo:rsid="000a7e7f"/>
    </style:style>
    <style:style style:name="T6" style:family="text">
      <style:text-properties officeooo:rsid="0001ad0e"/>
    </style:style>
    <style:style style:name="T7" style:family="text">
      <style:text-properties fo:color="#569cd6" loext:opacity="100%"/>
    </style:style>
    <style:style style:name="T8" style:family="text">
      <style:text-properties fo:color="#ce9178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HW0</text:span><text:span text:style-name="T5">9</text:span><text:span text:style-name="T6">: </text:span>Firewalls with iptables</text:p>
      <text:p text:style-name="P1">Name: Jack Gardner</text:p>
      <text:p text:style-name="P1">ECN Login: gardne97</text:p>
      <text:p text:style-name="P1">Due Date: 3/2<text:span text:style-name="T5">8</text:span>/23</text:p>
      <text:p text:style-name="P1"/>
      <text:p text:style-name="P1"/>
      <text:p text:style-name="P1"/>
      <text:p text:style-name="P4">Mail Logfile:</text:p>
      <text:p text:style-name="P5"><text:span text:style-name="T7">New message log</text:span>:</text:p>
      <text:p text:style-name="P8">1</text:p>
      <text:p text:style-name="P6"><text:span text:style-name="T7">procmail</text:span>: <text:span text:style-name="T8">Couldn't determine implicit lockfile from "/usr/sbin/sendmail"</text:span></text:p>
      <text:p text:style-name="P10">From gardne97@purdue.edu Tue Mar 28 15:09:59 2023</text:p>
      <text:p text:style-name="P6"><text:span text:style-name="T7">Subject</text:span>: <text:span text:style-name="T8">This is my subject</text:span></text:p>
      <text:p text:style-name="P6"><text:span text:style-name="T7">Folder</text:span>: <text:span text:style-name="T8">/usr/sbin/sendmail -oi gardne97@purdue.edu 6020</text:span></text:p>
      <text:p text:style-name="P6"><text:span text:style-name="T7">New message log</text:span>:</text:p>
      <text:p text:style-name="P9">2</text:p>
      <text:p text:style-name="P11">From bounce+v2+904dd7.93cc8be.1680032864.BAABAQWtRUPTZ4H200pDro74iMG6pWzGZA==~ece404d2=ecn.purdue.edu@us.gigya-raas.com Tue Mar 28 15:48:06 2023</text:p>
      <text:p text:style-name="P7"><text:span text:style-name="T7">Subject</text:span>: <text:span text:style-name="T8">Welcome from Food Network!</text:span></text:p>
      <text:p text:style-name="P7"><text:span text:style-name="T7">Folder</text:span>: <text:span text:style-name="T8">spamFolder 36469</text:span></text:p>
      <text:p text:style-name="P7"><text:span text:style-name="T7">New message log</text:span>:</text:p>
      <text:p text:style-name="P9">3</text:p>
      <text:p text:style-name="P11">From 0100018729c6373f-59f89f9d-2bb8-4f74-8f97-de33ae34db28-000000@email.washingtonpost.com Tue Mar 28 15:51:30 2023</text:p>
      <text:p text:style-name="P7"><text:span text:style-name="T7">Subject</text:span>: <text:span text:style-name="T8">Verify your email address</text:span></text:p>
      <text:p text:style-name="P7"><text:span text:style-name="T7">Folder</text:span>: <text:span text:style-name="T8">spamFolder 21116</text:span></text:p>
      <text:p text:style-name="P7"><text:span text:style-name="T7">New message log</text:span>:</text:p>
      <text:p text:style-name="P9">4</text:p>
      <text:p text:style-name="P11">From security@facebookmail.com Tue Mar 28 15:53:26 2023</text:p>
      <text:p text:style-name="P7"><text:span text:style-name="T7">Subject</text:span>: <text:span text:style-name="T8">145559 is your Facebook account recovery code</text:span></text:p>
      <text:p text:style-name="P7"><text:span text:style-name="T7">Folder</text:span>: <text:span text:style-name="T8">spamFolder 13325</text:span></text:p>
      <text:p text:style-name="P7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3:25:26.044945709</meta:creation-date>
    <dc:date>2023-03-28T16:06:51.356014329</dc:date>
    <meta:editing-duration>PT24M17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26" meta:word-count="103" meta:character-count="876" meta:non-whitespace-character-count="799"/>
  </office:meta>
</office:document-meta>
</file>